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 table:print-ranges="Jeu1.B1:Jeu1.H12">
        <table:table-column table:style-name="co1" table:default-cell-style-name="ce1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7" table:number-rows-spanned="1">
            <text:p>c05b : jeu de tests</text:p>
          </table:table-cell>
          <table:covered-table-cell table:number-columns-repeated="2" table:style-name="ce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Choix</text:p>
          </table:table-cell>
          <table:table-cell table:style-name="ce3" office:value-type="string" calcext:value-type="string">
            <text:p>Saisie</text:p>
          </table:table-cell>
          <table:table-cell table:style-name="ce3" office:value-type="string" calcext:value-type="string">
            <text:p>Mètres</text:p>
          </table:table-cell>
          <table:table-cell table:style-name="ce3" office:value-type="string" calcext:value-type="string">
            <text:p>Pieds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0.5" calcext:value-type="float">
            <text:p>10,50</text:p>
          </table:table-cell>
          <table:table-cell table:style-name="ce6" table:formula="of:=IF([.$C3]=1;[.$D3];[.$D3]/3.2808)" office:value-type="float" office:value="10.5" calcext:value-type="float">
            <text:p>10,50</text:p>
          </table:table-cell>
          <table:table-cell table:style-name="ce6" table:formula="of:=IF([.$C3]=1;[.$D3]*3.2808;[.$D3])" office:value-type="float" office:value="34.4484" calcext:value-type="float">
            <text:p>34,45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3"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float" office:value="34.45" calcext:value-type="float">
            <text:p>34,45</text:p>
          </table:table-cell>
          <table:table-cell table:style-name="ce6" table:formula="of:=IF([.$C4]=1;[.$D4];[.$D4]/3.2808)" office:value-type="float" office:value="10.5004876859303" calcext:value-type="float">
            <text:p>10,50</text:p>
          </table:table-cell>
          <table:table-cell table:style-name="ce6" table:formula="of:=IF([.$C4]=1;[.$D4]*3.2808;[.$D4])" office:value-type="float" office:value="34.45" calcext:value-type="float">
            <text:p>34,45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6" table:formula="of:=IF([.$C5]=1;[.$D5];[.$D5]/3.2808)" office:value-type="float" office:value="1" calcext:value-type="float">
            <text:p>1,00</text:p>
          </table:table-cell>
          <table:table-cell table:style-name="ce6" table:formula="of:=IF([.$C5]=1;[.$D5]*3.2808;[.$D5])" office:value-type="float" office:value="3.2808" calcext:value-type="float">
            <text:p>3,28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table:number-columns-repeated="5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6"/>
          <table:table-cell table:number-columns-repeated="1015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0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7:50:56.5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0T18:54:17.192000000</dc:date>
    <meta:editing-duration>PT1H38M44S</meta:editing-duration>
    <meta:editing-cycles>15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3" meta:object-count="0"/>
  </office:meta>
</office:document-meta>
</file>